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-0.031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9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text-properties fo:font-size="14pt" style:font-size-asian="14pt" style:font-size-complex="14pt"/>
    </style:style>
    <style:style style:name="P14" style:family="paragraph" style:parent-style-name="Standard" style:list-style-name="L5">
      <style:text-properties fo:font-size="14pt" style:font-size-asian="14pt" style:font-size-complex="14pt"/>
    </style:style>
    <style:style style:name="P15" style:family="paragraph" style:parent-style-name="Standard" style:list-style-name="L6">
      <style:text-properties fo:font-size="14pt" style:font-size-asian="14pt" style:font-size-complex="14pt"/>
    </style:style>
    <style:style style:name="P16" style:family="paragraph" style:parent-style-name="Standard" style:list-style-name="L7">
      <style:text-properties fo:font-size="14pt" style:font-size-asian="14pt" style:font-size-complex="14pt"/>
    </style:style>
    <style:style style:name="P17" style:family="paragraph" style:parent-style-name="Standard" style:list-style-name="L8">
      <style:text-properties fo:font-size="14pt" style:font-size-asian="14pt" style:font-size-complex="14pt"/>
    </style:style>
    <style:style style:name="P18" style:family="paragraph" style:parent-style-name="Standard" style:list-style-name="L6"/>
    <style:style style:name="P19" style:family="paragraph" style:parent-style-name="Standard" style:list-style-name="L6"/>
    <style:style style:name="P20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2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1">
      <style:paragraph-properties fo:margin-left="-0.0102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2">
      <style:paragraph-properties fo:margin-left="-0.0102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1">
      <style:paragraph-properties fo:margin-left="-0.031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1">
      <style:paragraph-properties fo:margin-left="-0.031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2">
      <style:paragraph-properties fo:margin-left="-0.031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2">
      <style:paragraph-properties fo:margin-left="-0.0311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2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3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4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5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6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8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 text:start-value="10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uthor: Monica Salcianu <text:s text:c="21"/></text:p>
      <text:p text:style-name="Standard"/>
      <text:p text:style-name="Standard"><text:s text:c="59"/><text:span text:style-name="T1"><text:s text:c="2"/>How to generate and run tests</text:span></text:p>
      <text:p text:style-name="Standard"/>
      <text:p text:style-name="Standard"><text:s text:c="23"/></text:p>
      <text:p text:style-name="Standard"><text:tab/><text:tab/></text:p>
      <text:p text:style-name="Standard"><text:tab/>There are two ways to generate all the tests and then run them:</text:p>
      <text:p text:style-name="Standard"/>
      <text:list text:style-name="L1">
        <text:list-item>
          <text:p text:style-name="P7">This is the classic method were you have to do it all manually. The first step is to delete everything you have in the directory csl_test_gen (because this is were the generated tests will be). Then you have to run all the scripts in test/scripts/scripts_dir (this is the location were all the scripts that generates tests are, grouped each type in different dir), one scripts at the time. <text:s text:c="2"/>Last step is to run the regression script mRun_regress.pl for the csl_test_gen directory:</text:p>
        </text:list-item>
      </text:list>
      <text:list text:style-name="L2">
        <text:list-item>
          <text:list>
            <text:list-item>
              <text:list>
                <text:list-header>
                  <text:p text:style-name="P8">mRun_regress.pl -hdl csl_test_gen</text:p>
                </text:list-header>
              </text:list>
            </text:list-item>
          </text:list>
        </text:list-item>
      </text:list>
      <text:p text:style-name="Standard"><text:s text:c="11"/>The directories from test/scripts/ <text:s/>which contains the grouped scripts are:</text:p>
      <text:p text:style-name="Standard"><text:s text:c="21"/>-assign</text:p>
      <text:p text:style-name="Standard"><text:s text:c="21"/>-connect_by_name</text:p>
      <text:p text:style-name="Standard"><text:s text:c="21"/>-connect_by_pattern</text:p>
      <text:p text:style-name="Standard"><text:s text:c="21"/>-connect_units</text:p>
      <text:p text:style-name="Standard"><text:s text:c="21"/>-csl_field</text:p>
      <text:p text:style-name="Standard"><text:s text:c="21"/>-csl_parameter</text:p>
      <text:p text:style-name="Standard"><text:s text:c="21"/>-csl_testbench</text:p>
      <text:p text:style-name="Standard"><text:s text:c="21"/>-csl_language</text:p>
      <text:p text:style-name="Standard"><text:s text:c="21"/>-enum</text:p>
      <text:p text:style-name="Standard"><text:s text:c="21"/>-f2a</text:p>
      <text:list text:style-name="L1" text:continue-numbering="true">
        <text:list-header>
          <text:p text:style-name="P7"/>
        </text:list-header>
        <text:list-item>
          <text:p text:style-name="P7">If you want to run the scripts only to generate tests for one of upper dir of scripts, you can find inside of each dir <text:s/>a <text:s/>.sh file (e.g assign_scripts.sh). If you run this file (./assign_scripts.sh) <text:s/>all the scripts from that dir will be run. </text:p>
        </text:list-item>
      </text:list>
      <text:p text:style-name="Standard"/>
      <text:p text:style-name="Standard"><text:s text:c="6"/>3. If you want to run all the scripts from <text:s/>test/scripts/ <text:s/>dir you can run the csl_test_gen.sh file (./csl_test_gen.sh) <text:s/>from /test/scripts/ <text:s/>. All the scripts from <text:s/>all ten dirs will be run and the csl_test_gen will contains all generated tests.</text:p>
      <text:p text:style-name="Standard"/>
      <text:p text:style-name="Standard"><text:s text:c="6"/>4. After the tests are generated in test/csl_test_gen/ <text:s/>, run the regression script for csl_test_gen:</text:p>
      <text:p text:style-name="Standard"/>
      <text:p text:style-name="Standard"><text:s text:c="29"/>mRun_regress.pl -hdl csl_test_gen</text:p>
      <text:p text:style-name="Standard"/>
      <text:p text:style-name="Standard"/>
      <text:p text:style-name="Standard"/>
      <text:p text:style-name="Standard"><text:soft-page-break/><text:s text:c="2"/></text:p>
      <text:p text:style-name="Standard"><text:s text:c="3"/><text:span text:style-name="T3">Scripts that have to be run: </text:span></text:p>
      <text:p text:style-name="P5"/>
      <text:list text:style-name="L3">
        <text:list-item>
          <text:p text:style-name="P11">assign dir:</text:p>
        </text:list-item>
      </text:list>
      <text:p text:style-name="P2">assign_concat_repl_valid1.pl <text:s text:c="29"/></text:p>
      <text:p text:style-name="P2">assign_part_select_pps_op_concat_replic_invalid.pl <text:s/></text:p>
      <text:p text:style-name="P2">assign_part_sel_valid2.pl </text:p>
      <text:p text:style-name="P2">assign_concat_repl_valid.pl <text:s text:c="30"/></text:p>
      <text:p text:style-name="P2">assign_part_select_pps_pps_invalid1.pl <text:s text:c="13"/></text:p>
      <text:p text:style-name="P2">assign_port_ifc_invalid.pl </text:p>
      <text:p text:style-name="P2">assign_concat_valid1.pl <text:s text:c="34"/></text:p>
      <text:p text:style-name="P2">assign_part_select_pps_pps_invalid.pl <text:s text:c="14"/></text:p>
      <text:p text:style-name="P2">assign_port_sg_invalid.pl </text:p>
      <text:p text:style-name="P2">assign_concat_valid2.pl <text:s text:c="34"/></text:p>
      <text:p text:style-name="P2">assign_part_select_pps_sg_ifc_invalid.pl <text:s text:c="11"/></text:p>
      <text:p text:style-name="P2">assign_port_sig_valid.pl </text:p>
      <text:p text:style-name="P2">assign_concat_valid.pl <text:s text:c="35"/></text:p>
      <text:p text:style-name="P2">assign_part_select_sig_sg_valid.pl <text:s text:c="17"/></text:p>
      <text:p text:style-name="P2">assign_ps_cc_repl_invalid.pl </text:p>
      <text:p text:style-name="P2">assign_f2a_concat_invalid.pl <text:s text:c="29"/></text:p>
      <text:p text:style-name="P2">assign_part_select_sps_op_concat_replic_valid.pl <text:s text:c="3"/></text:p>
      <text:p text:style-name="P2">assign_ps_op_cc_invalid.pl </text:p>
      <text:p text:style-name="P2">assign_f2a_concat_valid.pl <text:s text:c="31"/></text:p>
      <text:p text:style-name="P2">assign_part_select_sps_p_invalid.pl <text:s text:c="16"/></text:p>
      <text:p text:style-name="P2">assign_repl_valid1.pl </text:p>
      <text:p text:style-name="P2">assign_f2a_conn_valid1.pl <text:s text:c="32"/></text:p>
      <text:p text:style-name="P2">assign_part_select_sps_pps_invalid.pl <text:s text:c="14"/></text:p>
      <text:p text:style-name="P2">assign_repl_valid.pl </text:p>
      <text:p text:style-name="P2">assign_f2a_conn_valid.pl <text:s text:c="33"/></text:p>
      <text:p text:style-name="P2">assign_part_select_sps_pps_valid.pl <text:s text:c="16"/></text:p>
      <text:p text:style-name="P2">assign_repl_valid.pl~ </text:p>
      <text:p text:style-name="P2">assign_ifc_ifc_valid.pl <text:s text:c="34"/></text:p>
      <text:p text:style-name="P2">assign_part_select_sps_p_valid.pl <text:s text:c="18"/></text:p>
      <text:p text:style-name="P2">assign_op_valid.pl <text:s text:c="39"/></text:p>
      <text:p text:style-name="P2">assign_part_sel_invalid1.pl <text:s text:c="24"/></text:p>
      <text:p text:style-name="P2">assign_part_select_minus_pps_op_concat_replic_invalid.pl <text:s/></text:p>
      <text:p text:style-name="P2">assign_part_sel_invalid2.pl <text:s text:c="24"/></text:p>
      <text:p text:style-name="P2">assign_sg_sg_invalid.pl </text:p>
      <text:p text:style-name="P2">assign_part_select_minus_pps_pps_invalid.pl <text:s text:c="14"/></text:p>
      <text:p text:style-name="P2">assign_part_sel_invalid3.pl <text:s text:c="24"/></text:p>
      <text:p text:style-name="P2"><text:soft-page-break/>assign_sig_sig_invalid.pl </text:p>
      <text:p text:style-name="P2">assign_part_select_minus_sig_op_concat_replic_invalid.pl <text:s/></text:p>
      <text:p text:style-name="P2">assign_part_sel_invalid4.pl <text:s text:c="24"/></text:p>
      <text:p text:style-name="P2">assign_sps_valid.pl </text:p>
      <text:p text:style-name="P2">assign_part_select_minus_sig_sg_valid.pl <text:s text:c="17"/></text:p>
      <text:p text:style-name="P2">assign_part_sel_invalid5.pl <text:s text:c="24"/></text:p>
      <text:p text:style-name="P2">assign_sp_valid.pl </text:p>
      <text:p text:style-name="P2">assign_part_select_minus_sps_pps_valid.pl <text:s text:c="16"/></text:p>
      <text:p text:style-name="P2">assign_part_sel_invalid6.pl <text:s text:c="24"/></text:p>
      <text:p text:style-name="P2">assign_verinum_invalid.pl </text:p>
      <text:p text:style-name="P2">assign_part_select_minus_sps_p_valid.pl <text:s text:c="18"/></text:p>
      <text:p text:style-name="P2">assign_part_sel_sig_invalid.pl <text:s text:c="21"/></text:p>
      <text:p text:style-name="P2">assign_verinum_valid.pl </text:p>
      <text:p text:style-name="P2">assign_part_select_pps_op_concat_replic_invalid1.pl <text:s text:c="6"/></text:p>
      <text:p text:style-name="P2">assign_part_sel_valid1.pl <text:s text:c="26"/></text:p>
      <text:p text:style-name="P2">replic_in_assign_invalid.pl </text:p>
      <text:p text:style-name="P2"/>
      <text:p text:style-name="P3">Note: To run all these scripts at the same time you can run: assign_scripts.sh</text:p>
      <text:p text:style-name="P4"><text:s text:c="3"/>2. connect_by_name</text:p>
      <text:p text:style-name="Standard">ar_conn_name_concat_invalid1.pl <text:s text:c="2"/></text:p>
      <text:p text:style-name="Standard">ar_conn_name_param_valid5.pl </text:p>
      <text:p text:style-name="Standard">ar_conn_name_concat_invalid2.pl <text:s text:c="2"/></text:p>
      <text:p text:style-name="Standard">ar_conn_name_param_valid6.pl </text:p>
      <text:p text:style-name="Standard">ar_conn_name_concat_invalid3.pl <text:s text:c="2"/></text:p>
      <text:p text:style-name="Standard">ar_conn_name_param_valid7.pl </text:p>
      <text:p text:style-name="Standard">ar_conn_name_concat_valid1.pl <text:s text:c="4"/></text:p>
      <text:p text:style-name="Standard">ar_conn_name_port_ps_invalid.pl </text:p>
      <text:p text:style-name="Standard">ar_conn_name_f2a_valid.pl <text:s text:c="8"/></text:p>
      <text:p text:style-name="Standard">ar_conn_name_port_valid.pl </text:p>
      <text:p text:style-name="Standard">ar_conn_name_hid_ps_valid2.pl <text:s text:c="4"/></text:p>
      <text:p text:style-name="Standard">ar_conn_name_prefix_ifc_invalid.pl </text:p>
      <text:p text:style-name="Standard">ar_conn_name_hid_ps_valid.pl <text:s text:c="5"/></text:p>
      <text:p text:style-name="Standard">ar_conn_name_prefix_sg_invalid.pl </text:p>
      <text:p text:style-name="Standard">ar_conn_name_ifc_ifc_valid.pl <text:s text:c="4"/></text:p>
      <text:p text:style-name="Standard">ar_conn_name_ps_sp_valid.pl </text:p>
      <text:p text:style-name="Standard">ar_conn_name_ifc_invalid1.pl <text:s text:c="4"/></text:p>
      <text:p text:style-name="Standard">ar_conn_name_ps_valid.pl </text:p>
      <text:p text:style-name="Standard">ar_conn_name_ifcp_sgs_invalid.pl <text:s/></text:p>
      <text:p text:style-name="Standard">ar_conn_name_repl_invalid1.pl </text:p>
      <text:p text:style-name="Standard">ar_conn_name_ifcp_sgs_valid.pl <text:s text:c="3"/></text:p>
      <text:p text:style-name="Standard"><text:soft-page-break/>ar_conn_name_repl_invalid2.pl </text:p>
      <text:p text:style-name="Standard">ar_conn_name_ifc_sg_valid.pl <text:s text:c="5"/></text:p>
      <text:p text:style-name="Standard">ar_conn_name_repl_valid1.pl </text:p>
      <text:p text:style-name="Standard">ar_conn_name_op_invalid1.pl <text:s text:c="6"/></text:p>
      <text:p text:style-name="Standard">ar_conn_name_sg_invalid.pl </text:p>
      <text:p text:style-name="Standard">ar_conn_name_op_invalid2.pl <text:s text:c="6"/></text:p>
      <text:p text:style-name="Standard">ar_conn_name_sgs_ifc_invalid.pl </text:p>
      <text:p text:style-name="Standard">ar_conn_name_op_valid1.pl <text:s text:c="8"/></text:p>
      <text:p text:style-name="Standard">ar_conn_name_sig_invalid1.pl </text:p>
      <text:p text:style-name="Standard">ar_conn_name_op_valid2.pl <text:s text:c="8"/></text:p>
      <text:p text:style-name="Standard">ar_conn_name_sig_ss_invalid.pl </text:p>
      <text:p text:style-name="Standard">ar_conn_name_param_invalid1.pl <text:s text:c="3"/></text:p>
      <text:p text:style-name="Standard">ar_conn_name_sss_valid.pl </text:p>
      <text:p text:style-name="Standard">ar_conn_name_param_invalid2.pl <text:s text:c="3"/></text:p>
      <text:p text:style-name="Standard">ar_conn_name_unit_mem_invalid1.pl </text:p>
      <text:p text:style-name="Standard">ar_conn_name_param_invalid3.pl <text:s text:c="3"/></text:p>
      <text:p text:style-name="Standard">ar_conn_name_unit_mem_invalid2.pl </text:p>
      <text:p text:style-name="Standard">ar_conn_name_param_invalid4.pl <text:s text:c="3"/></text:p>
      <text:p text:style-name="Standard">ar_conn_name_param_invalid5.pl <text:s text:c="2"/></text:p>
      <text:p text:style-name="Standard">ar_conn_name_param_valid1.pl <text:s text:c="5"/></text:p>
      <text:p text:style-name="Standard">ar_conn_name_param_valid2.pl <text:s text:c="5"/></text:p>
      <text:p text:style-name="Standard">ar_conn_name_param_valid3.pl <text:s text:c="5"/></text:p>
      <text:p text:style-name="Standard">ar_conn_name_param_valid4.pl </text:p>
      <text:p text:style-name="Standard"/>
      <text:p text:style-name="P3">Note: To run all these scripts at the same time you can run: conn_name_scripts.sh</text:p>
      <text:p text:style-name="P3"/>
      <text:list text:style-name="L4">
        <text:list-header>
          <text:p text:style-name="P13">3.connect_by_pattern</text:p>
        </text:list-header>
      </text:list>
      <text:p text:style-name="Standard">ar_conn_pattern_p_s_ifcp_sgs_valid.pl <text:s text:c="14"/></text:p>
      <text:p text:style-name="Standard">conn_pattern_param_ifc_sg_ifc_valid.pl <text:s text:c="7"/></text:p>
      <text:p text:style-name="Standard">conn_pattern_p_p_valid.pl </text:p>
      <text:p text:style-name="Standard">conn_pattern_concat_ifc_sg_invalid1.pl <text:s text:c="13"/></text:p>
      <text:p text:style-name="Standard">conn_pattern_param_ifc_sg_valid.pl <text:s text:c="11"/></text:p>
      <text:p text:style-name="Standard">conn_pattern_p_s_ifcp_sgsig_valid.pl </text:p>
      <text:p text:style-name="Standard">conn_pattern_concat_ifc_sg_invalid.pl <text:s text:c="14"/></text:p>
      <text:p text:style-name="Standard">conn_pattern_param_p_ps_invalid.pl <text:s text:c="11"/></text:p>
      <text:p text:style-name="Standard">conn_pattern_p_s_ifc_sg_invalid.pl </text:p>
      <text:p text:style-name="Standard">conn_pattern_concat_pps_sps_invalid.pl <text:s text:c="13"/></text:p>
      <text:p text:style-name="Standard">conn_pattern_param_pps_s_invalid.pl <text:s text:c="10"/></text:p>
      <text:p text:style-name="Standard">conn_pattern_p_s_ifc_sg_u_invalid.pl </text:p>
      <text:p text:style-name="Standard">conn_pattern_concat_pps_sps_minus_invalid.pl <text:s text:c="7"/></text:p>
      <text:p text:style-name="Standard"><text:soft-page-break/>conn_pattern_param_pps_sps_ifc_sg_invalid.pl <text:s/></text:p>
      <text:p text:style-name="Standard">conn_pattern_p_s_valid.pl </text:p>
      <text:p text:style-name="Standard">conn_pattern_concat_replication_ifc_sg_invalid.pl <text:s text:c="2"/></text:p>
      <text:p text:style-name="Standard">conn_pattern_param_pps_sps_ifc_sg_valid1.pl <text:s text:c="2"/></text:p>
      <text:p text:style-name="Standard">conn_pattern_replication_concat_invalid.pl </text:p>
      <text:p text:style-name="Standard">conn_pattern_concat_replication_invalid.pl <text:s text:c="9"/></text:p>
      <text:p text:style-name="Standard">conn_pattern_param_p_ps_s_ps_invalid1.pl <text:s text:c="5"/></text:p>
      <text:p text:style-name="Standard">conn_pattern_replication_ifc_sg_invalid1.pl </text:p>
      <text:p text:style-name="Standard">conn_pattern_concat_replication_pps_sps_invalid.pl <text:s/></text:p>
      <text:p text:style-name="Standard">conn_pattern_param_p_ps_s_ps_invalid.pl <text:s text:c="6"/></text:p>
      <text:p text:style-name="Standard">conn_pattern_replication_ifc_sg_invalid.pl </text:p>
      <text:p text:style-name="Standard">conn_pattern_concat_units_invalid.pl <text:s text:c="15"/></text:p>
      <text:p text:style-name="Standard">conn_pattern_param_p_p_valid.pl <text:s text:c="14"/></text:p>
      <text:p text:style-name="Standard">conn_pattern_replication_minus_pps_sps_invalid1.pl </text:p>
      <text:p text:style-name="Standard">conn_pattern_ifcp_sgsig_ifc_sg_invalid.pl <text:s text:c="9"/></text:p>
      <text:p text:style-name="Standard"><text:s/>conn_pattern_param_p_s_ifcp_sgsig_valid.pl <text:s text:c="3"/></text:p>
      <text:p text:style-name="Standard">conn_pattern_replication_pps_sps_invalid1.pl </text:p>
      <text:p text:style-name="Standard">conn_pattern_ifc_sg_invalid.pl <text:s text:c="21"/></text:p>
      <text:p text:style-name="Standard">conn_pattern_param_p_s_valid.pl <text:s text:c="14"/></text:p>
      <text:p text:style-name="Standard">conn_pattern_replication_units_invalid.pl </text:p>
      <text:p text:style-name="Standard">conn_pattern_ifc_sg_valid.pl <text:s text:c="23"/></text:p>
      <text:p text:style-name="Standard">conn_pattern_p_ps_invalid1.pl <text:s text:c="16"/></text:p>
      <text:p text:style-name="Standard">conn_pattern_minus_p_ps_invalid1.pl <text:s text:c="16"/></text:p>
      <text:p text:style-name="Standard">conn_pattern_pps_s_invalid1.pl <text:s text:c="15"/></text:p>
      <text:p text:style-name="Standard">conn_pattern_minus_pps_s_invalid1.pl <text:s text:c="15"/></text:p>
      <text:p text:style-name="Standard">conn_pattern_pps_sps_ifc_sg_invalid1.pl <text:s text:c="6"/></text:p>
      <text:p text:style-name="Standard">conn_pattern_sigps_sgsig_invalid.pl </text:p>
      <text:p text:style-name="Standard">conn_pattern_minus_pps_sps_ifc_sg_invalid1.pl <text:s text:c="6"/></text:p>
      <text:p text:style-name="Standard">conn_pattern_pps_sps_ifc_sg_invalid.pl <text:s text:c="7"/></text:p>
      <text:p text:style-name="Standard">conn_pattern_sps_sps_invalid.pl </text:p>
      <text:p text:style-name="Standard">conn_pattern_minus_p_ps_s_ps_invalid1.pl <text:s text:c="11"/></text:p>
      <text:p text:style-name="Standard">conn_pattern_p_ps_s_ps_invalid1.pl <text:s text:c="4"/></text:p>
      <text:p text:style-name="Standard"/>
      <text:p text:style-name="P3">Note: To run all these scripts at the same time you can run: conn_pattern_scripts.sh</text:p>
      <text:p text:style-name="Standard"><text:s text:c="7"/></text:p>
      <text:list text:style-name="L5">
        <text:list-header>
          <text:p text:style-name="P14">4. connect_units</text:p>
        </text:list-header>
      </text:list>
      <text:p text:style-name="Standard">conn_units_ifc_sg_invalid.pl <text:s text:c="19"/></text:p>
      <text:p text:style-name="Standard">conn_units_pps_sps_u_mem_fifo_reg_rf_invalid.pl <text:s/></text:p>
      <text:p text:style-name="Standard">conn_units_u_mem_fifo_reg_rf_invalid1.pl </text:p>
      <text:p text:style-name="Standard">conn_units_ifc_sg_u_mem_fifo_reg_rf_invalid.pl <text:s/></text:p>
      <text:p text:style-name="Standard"><text:soft-page-break/>conn_units_p_s_ifc_sg_invalid.pl <text:s text:c="16"/></text:p>
      <text:p text:style-name="Standard">conn_units_u_mem_fifo_reg_rf_invalid.pl </text:p>
      <text:p text:style-name="Standard">conn_units_mem_fifo_reg_rf_invalid1.pl <text:s text:c="9"/></text:p>
      <text:p text:style-name="Standard">conn_units_p_s_invalid.pl <text:s text:c="23"/></text:p>
      <text:p text:style-name="Standard">conn_units_u_u_invalid.pl </text:p>
      <text:p text:style-name="Standard">conn_units_mem_fifo_reg_rf_invalid.pl <text:s text:c="10"/></text:p>
      <text:p text:style-name="Standard">conn_units_p_s_u_mem_fifo_reg_rf_invalid.pl <text:s text:c="5"/></text:p>
      <text:p text:style-name="Standard">conn_units_u_u_param_valid.pl </text:p>
      <text:p text:style-name="Standard">conn_units_p_p_invalid.pl <text:s text:c="22"/></text:p>
      <text:p text:style-name="Standard">conn_units_u_u_valid.pl </text:p>
      <text:p text:style-name="Standard">conn_units_p_ps_invalid.pl <text:s text:c="21"/></text:p>
      <text:p text:style-name="Standard">conn_units_pps_s_invalid.pl <text:s text:c="20"/></text:p>
      <text:p text:style-name="Standard">conn_units_s_s_invalid.pl </text:p>
      <text:p text:style-name="Standard">conn_units_p_ps_s_ps_ifc_sg_invalid.pl <text:s text:c="9"/></text:p>
      <text:p text:style-name="Standard">conn_units_s_sps_invalid.pl </text:p>
      <text:p text:style-name="Standard"/>
      <text:p text:style-name="P3">Note: To run all these scripts at the same time you can run: conn_units_scripts.sh</text:p>
      <text:list text:style-name="L6">
        <text:list-header>
          <text:p text:style-name="P18"/>
          <text:p text:style-name="P15">5.csl_field</text:p>
        </text:list-header>
      </text:list>
      <text:p text:style-name="Standard">field2gen.pl <text:s/></text:p>
      <text:p text:style-name="Standard">field3gen.pl </text:p>
      <text:p text:style-name="Standard"><text:s/>field4gen.pl <text:s/></text:p>
      <text:p text:style-name="Standard">field_part_sel_invalid1.pl <text:s/></text:p>
      <text:p text:style-name="Standard">field_part_sel_invalid.pl </text:p>
      <text:p text:style-name="Standard"/>
      <text:p text:style-name="P3">Note: To run all these scripts at the same time you can run: field_scripts.sh</text:p>
      <text:list text:style-name="L6" text:continue-numbering="true">
        <text:list-header>
          <text:p text:style-name="P18"/>
        </text:list-header>
      </text:list>
      <text:list text:style-name="L7">
        <text:list-header>
          <text:p text:style-name="P16">6.csl_parameter</text:p>
        </text:list-header>
      </text:list>
      <text:p text:style-name="Standard">ifc_sgr_parameter_valid.pl <text:s/></text:p>
      <text:p text:style-name="Standard">mem_parameter_valid.pl <text:s text:c="14"/></text:p>
      <text:p text:style-name="Standard">reg_parameter_invalid.pl <text:s/></text:p>
      <text:p text:style-name="Standard">unit_parameter_invalid.pl </text:p>
      <text:p text:style-name="Standard">mem_parameter_invalid.pl <text:s text:c="3"/></text:p>
      <text:p text:style-name="Standard">reg_file_fifo_parameter_valid.pl <text:s/></text:p>
      <text:p text:style-name="Standard">reg_parameter_valid.pl <text:s text:c="3"/></text:p>
      <text:p text:style-name="Standard">unit_parameter_valid.pl </text:p>
      <text:p text:style-name="Standard"/>
      <text:p text:style-name="P3">Note: To run all these scripts at the same time you can run: parameter_scripts.sh</text:p>
      <text:p text:style-name="P3"/>
      <text:p text:style-name="P3"/>
      <text:p text:style-name="Standard"><text:soft-page-break/><text:s text:c="6"/><text:span text:style-name="T2"><text:s text:c="6"/>7.csl_testbench</text:span></text:p>
      <text:p text:style-name="Standard">tb_verif_comp_valid.pl <text:s text:c="9"/></text:p>
      <text:p text:style-name="Standard">verif_comp_exp_valid.pl <text:s text:c="2"/></text:p>
      <text:p text:style-name="Standard">verif_comp_stim_exp_invalid.pl <text:s text:c="2"/></text:p>
      <text:p text:style-name="Standard">verif_comp_stim_invalid.pl </text:p>
      <text:p text:style-name="Standard"><text:s/>testbench_fifo_valid.pl <text:s text:c="2"/></text:p>
      <text:p text:style-name="Standard">verif_comp_exp_invalid.pl <text:s text:c="2"/></text:p>
      <text:p text:style-name="Standard">verif_comp_invalid.pl <text:s text:c="4"/></text:p>
      <text:p text:style-name="Standard">verif_comp_stim_exp_valid.pl <text:s text:c="4"/></text:p>
      <text:p text:style-name="Standard">verif_comp_stim_valid.pl </text:p>
      <text:p text:style-name="Standard"/>
      <text:p text:style-name="P3">Note: To run all these scripts at the same time you can run: testbench_scripts.sh</text:p>
      <text:p text:style-name="Standard"><text:s text:c="4"/></text:p>
      <text:list text:style-name="L8">
        <text:list-header>
          <text:p text:style-name="P17">8.csl_language</text:p>
        </text:list-header>
      </text:list>
      <text:p text:style-name="P1">br_invalid_gen.pl <text:s text:c="16"/></text:p>
      <text:p text:style-name="P1">inter_do_not_gen_cpp_invalid5.pl <text:s/></text:p>
      <text:p text:style-name="P1">inter_do_not_gen_rtl_valid2.pl <text:s/></text:p>
      <text:p text:style-name="P1">inter_reg_ios_invalid2.pl <text:s text:c="3"/></text:p>
      <text:p text:style-name="P1">invalid_prefix_suffix.pl </text:p>
      <text:p text:style-name="P1">br_part_sel_invalid.pl <text:s text:c="11"/></text:p>
      <text:p text:style-name="P1">inter_do_not_gen_cpp_valid.pl <text:s text:c="3"/></text:p>
      <text:p text:style-name="P1">inter_gen_uniq_rtl_invalid1.pl <text:s/></text:p>
      <text:p text:style-name="P1">inter_reg_ios_invalid3.pl <text:s text:c="3"/></text:p>
      <text:p text:style-name="P1">concat_expr_invalid.pl <text:s text:c="11"/></text:p>
      <text:p text:style-name="P1">inter_do_not_gen_rtl_invalid1.pl <text:s/></text:p>
      <text:p text:style-name="P1">inter_gen_uniq_rtl_invalid2.pl <text:s/></text:p>
      <text:p text:style-name="P1">inter_reg_ios_valid.pl <text:s text:c="6"/></text:p>
      <text:p text:style-name="P1">ifc_prefix_suffix_valid.pl <text:s text:c="7"/></text:p>
      <text:p text:style-name="P1">inter_do_not_gen_rtl_invalid2.pl <text:s/></text:p>
      <text:p text:style-name="P1">inter_gen_uniq_rtl_invalid3.pl <text:s/></text:p>
      <text:p text:style-name="P1">inter_set_clock_invalid1.pl <text:s/></text:p>
      <text:p text:style-name="P1">sgr_prefix_suffix.pl </text:p>
      <text:p text:style-name="P1">inter_do_not_gen_cpp_invalid1.pl <text:s/></text:p>
      <text:p text:style-name="P1">inter_do_not_gen_rtl_invalid3.pl <text:s/></text:p>
      <text:p text:style-name="P1">inter_gen_uniq_rtl_invalid4.pl <text:s/></text:p>
      <text:p text:style-name="P1">inter_set_clock_invalid2.pl </text:p>
      <text:p text:style-name="P1">inter_do_not_gen_cpp_invalid2.pl <text:s/></text:p>
      <text:p text:style-name="P1">inter_do_not_gen_rtl_invalid4.pl <text:s/></text:p>
      <text:p text:style-name="P1">inter_gen_uniq_rtl_valid.pl <text:s text:c="4"/></text:p>
      <text:p text:style-name="P1">inter_set_clock_invalid3.pl </text:p>
      <text:p text:style-name="P1"><text:soft-page-break/>inter_do_not_gen_cpp_invalid3.pl <text:s/></text:p>
      <text:p text:style-name="P1">inter_do_not_gen_rtl_invalid5.pl <text:s/></text:p>
      <text:p text:style-name="P1">inter_part_sel_invalid.pl <text:s text:c="6"/></text:p>
      <text:p text:style-name="P1">inter_set_clock_invalid4.pl </text:p>
      <text:p text:style-name="P1">inter_do_not_gen_cpp_invalid4.pl <text:s/></text:p>
      <text:p text:style-name="P1">inter_do_not_gen_rtl_valid1.pl <text:s text:c="3"/></text:p>
      <text:p text:style-name="P1">inter_reg_ios_invalid1.pl <text:s text:c="6"/></text:p>
      <text:p text:style-name="P1">inter_set_clock_valid.pl </text:p>
      <text:p text:style-name="P1"/>
      <text:p text:style-name="P3">Note: To run all these scripts at the same time you can run: language_scripts.sh</text:p>
      <text:p text:style-name="P1"/>
      <text:p text:style-name="Standard"><text:s text:c="3"/><text:span text:style-name="T2"><text:s text:c="4"/>9.enum</text:span></text:p>
      <text:p text:style-name="Standard">enum_concat_repl_br_invalid.pl <text:s/></text:p>
      <text:p text:style-name="Standard">enum_no_char_float_invalid_gen.pl <text:s/></text:p>
      <text:p text:style-name="Standard">enum_verilog_invalid_gen.pl </text:p>
      <text:p text:style-name="Standard">enum_ei_eq_ei.pl <text:s text:c="15"/></text:p>
      <text:p text:style-name="Standard">enum_no_neg_values_valid_gen.pl <text:s text:c="3"/></text:p>
      <text:p text:style-name="Standard">enum_verilog_valid_gen.pl </text:p>
      <text:p text:style-name="Standard"/>
      <text:p text:style-name="P3">Note: To run all these scripts at the same time you can run: enum_scripts.sh</text:p>
      <text:p text:style-name="Standard"/>
      <text:list text:style-name="L9">
        <text:list-header>
          <text:p text:style-name="P12">10. f2a</text:p>
        </text:list-header>
      </text:list>
      <text:p text:style-name="P2">f2a_ifc_ifc_p_valid.pl <text:s text:c="2"/></text:p>
      <text:p text:style-name="P2">f2a_part_sel_invalid1.pl <text:s/></text:p>
      <text:p text:style-name="P2">f2a_part_sel_valid3.pl <text:s text:c="14"/></text:p>
      <text:p text:style-name="P2">f2a_verinum_invalid.pl </text:p>
      <text:p text:style-name="P2">f2a_ifc_p_sg_s_valid.pl <text:s/></text:p>
      <text:p text:style-name="P2">f2a_part_sel_invalid2.pl <text:s/></text:p>
      <text:p text:style-name="P2">f2a_part_sel_valid4.pl <text:s/></text:p>
      <text:p text:style-name="P2">f2a_sg_sg_invalid.pl <text:s text:c="9"/></text:p>
      <text:p text:style-name="P2">f2a_verinum_valid.pl </text:p>
      <text:p text:style-name="P2">f2a_invalid1.pl <text:s text:c="9"/></text:p>
      <text:p text:style-name="P2">f2a_part_sel_valid1.pl <text:s text:c="3"/></text:p>
      <text:p text:style-name="P2">f2a_port_port_valid.pl <text:s/></text:p>
      <text:p text:style-name="P2">f2a_sg_sg_s_ifc_p_valid.pl <text:s text:c="3"/></text:p>
      <text:p text:style-name="P2">f2a_invalid2.pl <text:s text:c="9"/></text:p>
      <text:p text:style-name="P2">f2a_part_sel_valid2.pl <text:s text:c="11"/></text:p>
      <text:p text:style-name="P2">f2a_signal_signal_invalid.pl </text:p>
      <text:p text:style-name="P2"/>
      <text:p text:style-name="P3">Note: To run all these scripts at the same time you can run: f2a_scripts.sh</text:p>
      <text:p text:style-name="P3"><text:soft-page-break/></text:p>
      <text:p text:style-name="P3">The following commands are usually used:</text:p>
      <text:p text:style-name="P3">1. Run all test scripts:</text:p>
      <text:p text:style-name="P2">-go to <text:s text:c="3"/>../test/csl_test_gen/ <text:s text:c="2"/>: <text:s/>delete all test directories from there</text:p>
      <text:p text:style-name="P2">-go to <text:s text:c="3"/>../test/scripts/ : <text:s/>run all test scripts with this command -&gt; <text:span text:style-name="T1">./csl_test_gen.sh</text:span> <text:s/></text:p>
      <text:list text:style-name="L10">
        <text:list-item>
          <text:p text:style-name="P20">run the regression script for all the test generated in csl_test_gen with this command:</text:p>
          <text:p text:style-name="P20">-&gt; <text:s/><text:span text:style-name="T1">./mRun_regress.pl -hdl csl_test_gen</text:span></text:p>
        </text:list-item>
      </text:list>
      <text:list text:style-name="L11">
        <text:list-item>
          <text:p text:style-name="P22">run the regression script for all the test generated in csl_test_gen but without to run the systemC generated code:</text:p>
          <text:p text:style-name="P31"><text:s/>-&gt; .<text:span text:style-name="T1">/mRun_regress.pl -hdl csl_test_gen -no_post_compile_systemc</text:span> <text:s text:c="5"/></text:p>
        </text:list-item>
        <text:list-item>
          <text:p text:style-name="P22">run the regression script for all the test generated in csl_test_gen but without to run the VHDL generated code:</text:p>
          <text:p text:style-name="P33"><text:s/>-&gt; .<text:span text:style-name="T1">/mRun_regress.pl -hdl csl_test_gen -no_post_compile_vhdl</text:span> <text:s text:c="5"/></text:p>
        </text:list-item>
        <text:list-item>
          <text:p text:style-name="P22">run the regression script for all the test generated in csl_test_gen <text:s/>with valgrind :</text:p>
          <text:p text:style-name="P33"><text:s/>-&gt; .<text:span text:style-name="T1">/mRun_regress.pl -hdl csl_test_gen -val</text:span> </text:p>
        </text:list-item>
      </text:list>
      <text:p text:style-name="P6"/>
      <text:p text:style-name="P3">2. Run only a specific directory with test scripts:</text:p>
      <text:p text:style-name="P2">-go to <text:s text:c="3"/>../test/csl_test_gen/ <text:s text:c="2"/>: <text:s/>delete all test directories from there</text:p>
      <text:p text:style-name="P2">-go to <text:s text:c="3"/>../test/scripts/connect_by_name : <text:s/>run only <text:s/>test scripts which generate the tests with connect_by_name. Use <text:s/>this command -&gt; <text:span text:style-name="T1">./conn_name_scripts.sh</text:span> <text:s/></text:p>
      <text:list text:style-name="L10">
        <text:list-item text:start-value="1">
          <text:p text:style-name="P20">run the regression script for the test generated in csl_test_gen with this command:</text:p>
          <text:p text:style-name="P20">-&gt; <text:s/><text:span text:style-name="T1">./mRun_regress.pl -hdl csl_test_gen</text:span></text:p>
        </text:list-item>
      </text:list>
      <text:list text:style-name="L12">
        <text:list-header>
          <text:p text:style-name="P27">Will be run only the test with connect_by_name.</text:p>
        </text:list-header>
        <text:list-item>
          <text:p text:style-name="P27">run the regression script for the test generated in csl_test_gen but without to run the systemC generated code:</text:p>
          <text:p text:style-name="P32"><text:s/>-&gt; .<text:span text:style-name="T1">/mRun_regress.pl -hdl csl_test_gen -no_post_compile_systemc</text:span> <text:s text:c="5"/></text:p>
        </text:list-item>
        <text:list-item>
          <text:p text:style-name="P27">run the regression script for the test generated in csl_test_gen but without to run the VHDL generated code:</text:p>
          <text:p text:style-name="P35"><text:s/>-&gt; .<text:span text:style-name="T1">/mRun_regress.pl -hdl csl_test_gen -no_post_compile_vhdl</text:span> <text:s text:c="5"/></text:p>
        </text:list-item>
        <text:list-item>
          <text:p text:style-name="P27">run the regression script for the test generated in csl_test_gen <text:s/>with valgrind :</text:p>
          <text:p text:style-name="P35"><text:s/>-&gt; .<text:span text:style-name="T1">/mRun_regress.pl -hdl csl_test_gen -val</text:span> </text:p>
        </text:list-item>
      </text:list>
      <text:p text:style-name="P6"/>
      <text:p text:style-name="P6">-go to <text:s/>../test/scripts/csl_testbech/ : run only <text:s/>test scripts which generate the tests with csl_testbech. Use <text:s/>this command -&gt; <text:span text:style-name="T1">./testbench_scripts.sh</text:span> <text:s/></text:p>
      <text:p text:style-name="P6">The rest of steps are the same as upper. In this case the regression will run only the csl_testbench tests. </text:p>
      <text:p text:style-name="P6"/>
      <text:p text:style-name="P6">When the regression run <text:s/>are finished the results of tests can be found in: <text:s/>../test/report/result_&lt;DateOfRun&gt;/csl_test_gen/&lt;test_dir&gt;/ &lt;name&gt;.htm </text:p>
      <text:p text:style-name="P6">You can open the .htm file with a brow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zaru Petronela</meta:initial-creator>
    <meta:creation-date>2008-08-19T07:54:05</meta:creation-date>
    <dc:creator>MonicaS</dc:creator>
    <dc:date>2009-10-28T18:13:11</dc:date>
    <meta:editing-cycles>23</meta:editing-cycles>
    <meta:editing-duration>PT4H23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312" meta:word-count="2152" meta:character-count="13954"/>
  </office:meta>
</office:document-meta>
</file>